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5eca1" officeooo:paragraph-rsid="00109a89" style:font-weight-asian="bold" style:font-weight-complex="bold"/>
    </style:style>
    <style:style style:name="P6" style:family="paragraph" style:parent-style-name="Table_20_Contents">
      <style:text-properties fo:font-weight="bold" officeooo:rsid="001174f1" officeooo:paragraph-rsid="0013de8f" style:font-weight-asian="bold" style:font-weight-complex="bold"/>
    </style:style>
    <style:style style:name="P7" style:family="paragraph" style:parent-style-name="Table_20_Contents">
      <style:text-properties fo:font-weight="bold" officeooo:rsid="0013d2a7" officeooo:paragraph-rsid="0013de8f" style:font-weight-asian="bold" style:font-weight-complex="bold"/>
    </style:style>
    <style:style style:name="P8" style:family="paragraph" style:parent-style-name="Table_20_Contents">
      <style:text-properties fo:font-weight="bold" officeooo:rsid="0013de8f" officeooo:paragraph-rsid="0013de8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paragraph-rsid="0007808a"/>
    </style:style>
    <style:style style:name="P10" style:family="paragraph" style:parent-style-name="Table_20_Contents">
      <style:text-properties fo:font-weight="normal" officeooo:rsid="0013d2a7" officeooo:paragraph-rsid="0013de8f" style:font-weight-asian="normal" style:font-weight-complex="normal"/>
    </style:style>
    <style:style style:name="P11" style:family="paragraph" style:parent-style-name="Table_20_Contents" style:list-style-name="L1">
      <style:text-properties fo:font-weight="normal" officeooo:rsid="001174f1" officeooo:paragraph-rsid="0013de8f" style:font-weight-asian="normal" style:font-weight-complex="normal"/>
    </style:style>
    <style:style style:name="P12" style:family="paragraph" style:parent-style-name="Table_20_Contents" style:list-style-name="L1">
      <style:text-properties fo:font-weight="normal" officeooo:rsid="0013d2a7" officeooo:paragraph-rsid="0013de8f" style:font-weight-asian="normal" style:font-weight-complex="normal"/>
    </style:style>
    <style:style style:name="P13" style:family="paragraph" style:parent-style-name="Table_20_Contents" style:list-style-name="L2">
      <style:text-properties fo:font-weight="normal" officeooo:rsid="0013d2a7" officeooo:paragraph-rsid="0013de8f" style:font-weight-asian="normal" style:font-weight-complex="normal"/>
    </style:style>
    <style:style style:name="P14" style:family="paragraph" style:parent-style-name="Table_20_Contents" style:list-style-name="L3">
      <style:text-properties fo:font-weight="normal" officeooo:rsid="0013de8f" officeooo:paragraph-rsid="0013de8f" style:font-weight-asian="normal" style:font-weight-complex="normal"/>
    </style:style>
    <style:style style:name="P15" style:family="paragraph" style:parent-style-name="Table_20_Contents" style:list-style-name="L3">
      <style:text-properties fo:font-weight="normal" officeooo:rsid="0013de8f" officeooo:paragraph-rsid="0016cb8b" style:font-weight-asian="normal" style:font-weight-complex="normal"/>
    </style:style>
    <style:style style:name="P16" style:family="paragraph" style:parent-style-name="Table_20_Contents" style:list-style-name="L4">
      <style:text-properties fo:font-weight="normal" officeooo:rsid="0013de8f" officeooo:paragraph-rsid="0013de8f" style:font-weight-asian="normal" style:font-weight-complex="normal"/>
    </style:style>
    <style:style style:name="P17" style:family="paragraph" style:parent-style-name="Table_20_Contents" style:list-style-name="L5">
      <style:text-properties fo:font-weight="normal" officeooo:rsid="0013de8f" officeooo:paragraph-rsid="0016cb8b" style:font-weight-asian="normal" style:font-weight-complex="normal"/>
    </style:style>
    <style:style style:name="P18" style:family="paragraph" style:parent-style-name="Table_20_Contents" style:list-style-name="L7">
      <style:text-properties fo:font-weight="normal" officeooo:rsid="0013de8f" officeooo:paragraph-rsid="0016cb8b" style:font-weight-asian="normal" style:font-weight-complex="normal"/>
    </style:style>
    <style:style style:name="P19" style:family="paragraph" style:parent-style-name="Table_20_Contents" style:list-style-name="L7">
      <style:text-properties fo:font-weight="normal" officeooo:rsid="0016cb8b" officeooo:paragraph-rsid="0016cb8b" style:font-weight-asian="normal" style:font-weight-complex="normal"/>
    </style:style>
    <style:style style:name="P20" style:family="paragraph" style:parent-style-name="Table_20_Contents">
      <style:text-properties fo:font-weight="normal" officeooo:rsid="0016cb8b" officeooo:paragraph-rsid="0016cb8b" style:font-weight-asian="normal" style:font-weight-complex="normal"/>
    </style:style>
    <style:style style:name="P21" style:family="paragraph" style:parent-style-name="Table_20_Contents">
      <style:text-properties fo:font-weight="bold" officeooo:rsid="0013d2a7" officeooo:paragraph-rsid="000dbd27" style:font-weight-asian="bold" style:font-weight-complex="bold"/>
    </style:style>
    <style:style style:name="P22" style:family="paragraph" style:parent-style-name="Table_20_Contents">
      <style:text-properties fo:font-weight="bold" officeooo:rsid="0013de8f" style:font-weight-asian="bold" style:font-weight-complex="bold"/>
    </style:style>
    <style:style style:name="P23" style:family="paragraph" style:parent-style-name="Table_20_Contents">
      <style:text-properties fo:font-weight="bold" officeooo:rsid="0013de8f" officeooo:paragraph-rsid="0016cb8b" style:font-weight-asian="bold" style:font-weight-complex="bold"/>
    </style:style>
    <style:style style:name="P24" style:family="paragraph" style:parent-style-name="Table_20_Contents">
      <style:text-properties fo:font-weight="bold" officeooo:rsid="001804d2" officeooo:paragraph-rsid="001804d2" style:font-weight-asian="bold" style:font-weight-complex="bold"/>
    </style:style>
    <style:style style:name="T1" style:family="text">
      <style:text-properties officeooo:rsid="000a965f"/>
    </style:style>
    <style:style style:name="T2" style:family="text">
      <style:text-properties fo:font-weight="bold" officeooo:rsid="0007808a" style:font-weight-asian="bold" style:font-weight-complex="bold"/>
    </style:style>
    <style:style style:name="T3" style:family="text">
      <style:text-properties fo:font-weight="bold" officeooo:rsid="0005eca1" style:font-weight-asian="bold" style:font-weight-complex="bold"/>
    </style:style>
    <style:style style:name="T4" style:family="text">
      <style:text-properties fo:font-weight="bold" officeooo:rsid="0013de8f" style:font-weight-asian="bold" style:font-weight-complex="bold"/>
    </style:style>
    <style:style style:name="T5" style:family="text">
      <style:text-properties officeooo:rsid="0013d2a7"/>
    </style:style>
    <style:style style:name="T6" style:family="text">
      <style:text-properties officeooo:rsid="0016cb8b"/>
    </style:style>
    <style:style style:name="T7" style:family="text">
      <style:text-properties officeooo:rsid="00180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<text:span text:style-name="T1">26</text:span>-<text:span text:style-name="T5">0</text:span>8-2015 </text:p>
            <text:p text:style-name="P5"><text:s text:c="2"/></text:p>
            <text:p text:style-name="P5">Yesterday</text:p>
          </table:table-cell>
          <table:table-cell table:style-name="Table1.C1" office:value-type="string">
            <text:p text:style-name="P9"><text:span text:style-name="T2">2</text:span><text:span text:style-name="T4">7</text:span><text:span text:style-name="T3">-08-2015 <text:s text:c="5"/></text:span></text:p>
            <text:p text:style-name="P4"/>
            <text:p text:style-name="P4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21"/>
            <text:p text:style-name="P23">Migration : </text:p>
            <text:p text:style-name="P23"/>
            <text:list xml:id="list1023618190230730595" text:style-name="L3">
              <text:list-item>
                <text:p text:style-name="P15">create table</text:p>
              </text:list-item>
              <text:list-item>
                <text:p text:style-name="P15">rolback</text:p>
              </text:list-item>
              <text:list-item>
                <text:p text:style-name="P15">add column</text:p>
              </text:list-item>
              <text:list-item>
                <text:p text:style-name="P15">rollback column</text:p>
              </text:list-item>
              <text:list-item>
                <text:p text:style-name="P15"/>
              </text:list-item>
            </text:list>
            <text:p text:style-name="P23">Netbeans:</text:p>
            <text:p text:style-name="P23"/>
            <text:list xml:id="list1942230918387931690" text:style-name="L5">
              <text:list-item>
                <text:p text:style-name="P17">set netbeans </text:p>
              </text:list-item>
              <text:list-item>
                <text:p text:style-name="P17">paractice it.</text:p>
              </text:list-item>
              <text:list-item>
                <text:p text:style-name="P17"/>
              </text:list-item>
            </text:list>
            <text:p text:style-name="P23">Eloquet Model</text:p>
            <text:p text:style-name="P20"/>
            <text:list xml:id="list8946409235204107188" text:style-name="L7">
              <text:list-item>
                <text:p text:style-name="P19">insert data to table</text:p>
              </text:list-item>
              <text:list-item>
                <text:p text:style-name="P19">modify data.</text:p>
              </text:list-item>
              <text:list-item>
                <text:p text:style-name="P19">Query</text:p>
              </text:list-item>
              <text:list-item>
                <text:p text:style-name="P19">paractice it </text:p>
                <text:p text:style-name="P18"/>
              </text:list-item>
            </text:list>
          </table:table-cell>
          <table:table-cell table:style-name="Table1.C2" office:value-type="string">
            <text:p text:style-name="Table_20_Contents"/>
            <text:p text:style-name="P22">Bsic Form Flow:</text:p>
            <text:p text:style-name="P22"/>
            <text:p text:style-name="P22">Model-&gt;<text:span text:style-name="T7">Controller</text:span>-&gt;View</text:p>
            <text:p text:style-name="P22"/>
            <text:p text:style-name="P24">Forms.</text:p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8T16:40:28.063426174</dc:date>
    <meta:editing-duration>PT30M36S</meta:editing-duration>
    <meta:editing-cycles>18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50" meta:character-count="269" meta:non-whitespace-character-count="242"/>
  </office:meta>
</office:document-meta>
</file>